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ffff00" draw:textarea-horizontal-align="justify" draw:textarea-vertical-align="middle" draw:auto-grow-height="false" fo:min-height="0.25cm" fo:min-width="3.5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svg:stroke-color="#000000" draw:marker-start="Linienspitzen_20_1" draw:marker-start-width="0.2cm" draw:marker-end="Linienspitzen_20_2" draw:marker-end-width="0.2cm" draw:textarea-vertical-align="middle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00" draw:textarea-horizontal-align="justify" draw:textarea-vertical-align="middle" draw:auto-grow-height="false" fo:min-height="0.22cm" fo:min-width="3.47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fill-color="#bbe33d" draw:textarea-horizontal-align="justify" draw:textarea-vertical-align="middle" draw:auto-grow-height="false" fo:min-height="0.22cm" fo:min-width="0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fill-color="#ff6d6d" draw:textarea-horizontal-align="justify" draw:textarea-vertical-align="middle" draw:auto-grow-height="false" fo:min-height="0.22cm" fo:min-width="0cm" fo:padding-top="0.14cm" fo:padding-bottom="0.14cm" fo:padding-left="0.265cm" fo:padding-right="0.265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Arrow_20_Line" style:list-style-name="L1">
      <style:graphic-properties svg:stroke-color="#2a6099" draw:textarea-vertical-align="middle" draw:line-distance="3.25cm" draw:placing="below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0.6cm" draw:placing="below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0.6cm" draw:placing="below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6cm" draw:placing="below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0.6cm" draw:placing="below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 fo:padding-top="0cm" fo:padding-bottom="0cm" fo:padding-left="0cm" fo:padding-right="0cm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0.6cm" draw:placing="below"/>
      <style:paragraph-properties style:writing-mode="lr-tb"/>
    </style:style>
    <style:style style:name="gr15" style:family="graphic" style:parent-style-name="Arrow_20_Line" style:list-style-name="L1">
      <style:graphic-properties svg:stroke-color="#2a6099" draw:textarea-vertical-align="middle" draw:line-distance="3.55cm" draw:placing="below"/>
      <style:paragraph-properties style:writing-mode="lr-tb"/>
    </style:style>
    <style:style style:name="gr16" style:family="graphic" style:parent-style-name="standard">
      <style:graphic-properties svg:stroke-width="0.03cm" svg:stroke-color="#000000" draw:marker-start-width="0.245cm" draw:marker-end-width="0.245cm" draw:fill="solid" draw:fill-color="#bbe33d" draw:textarea-horizontal-align="justify" draw:textarea-vertical-align="middle" draw:auto-grow-height="false" fo:min-height="0.22cm" fo:min-width="0.47cm" fo:padding-top="0.14cm" fo:padding-bottom="0.14cm" fo:padding-left="0.265cm" fo:padding-right="0.265cm"/>
      <style:paragraph-properties style:writing-mode="lr-tb"/>
    </style:style>
    <style:style style:name="gr17" style:family="graphic" style:parent-style-name="standard">
      <style:graphic-properties svg:stroke-width="0.03cm" svg:stroke-color="#000000" draw:marker-start-width="0.245cm" draw:marker-end-width="0.245cm" draw:fill="solid" draw:fill-color="#ff6d6d" draw:textarea-horizontal-align="justify" draw:textarea-vertical-align="middle" draw:auto-grow-height="false" fo:min-height="0.22cm" fo:min-width="0.47cm" fo:padding-top="0.14cm" fo:padding-bottom="0.14cm" fo:padding-left="0.265cm" fo:padding-right="0.2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draw:marker-end="Linienspitzen_20_3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svg:stroke-width="0.03cm" svg:stroke-color="#000000" draw:marker-start-width="0.245cm" draw:marker-end-width="0.245cm" draw:fill="gradient" draw:fill-color="#bbe33d" draw:fill-gradient-name="Gradient_20_2" draw:gradient-step-count="64" draw:textarea-horizontal-align="justify" draw:textarea-vertical-align="middle" draw:auto-grow-height="false" fo:min-height="0.22cm" fo:min-width="0.47cm" fo:padding-top="0.14cm" fo:padding-bottom="0.14cm" fo:padding-left="0.265cm" fo:padding-right="0.265cm"/>
      <style:paragraph-properties style:writing-mode="lr-tb"/>
    </style:style>
    <style:style style:name="gr22" style:family="graphic" style:parent-style-name="standard">
      <style:graphic-properties svg:stroke-width="0.03cm" svg:stroke-color="#000000" draw:marker-start-width="0.245cm" draw:marker-end-width="0.245cm" draw:fill="gradient" draw:fill-color="#bbe33d" draw:fill-gradient-name="Gradient_20_3" draw:gradient-step-count="64" draw:textarea-horizontal-align="justify" draw:textarea-vertical-align="middle" draw:auto-grow-height="false" fo:min-height="0.22cm" fo:min-width="0.37cm" fo:padding-top="0.14cm" fo:padding-bottom="0.14cm" fo:padding-left="0.265cm" fo:padding-right="0.265cm"/>
      <style:paragraph-properties style:writing-mode="lr-tb"/>
    </style:style>
    <style:style style:name="gr23" style:family="graphic" style:parent-style-name="objectwithoutfill">
      <style:graphic-properties draw:marker-end="Linienspitzen_20_4" draw:marker-end-width="0.2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03cm" svg:stroke-color="#000000" draw:marker-start-width="0.245cm" draw:marker-end-width="0.245cm" draw:fill="gradient" draw:fill-color="#bbe33d" draw:fill-gradient-name="Gradient_20_2" draw:gradient-step-count="64" draw:textarea-horizontal-align="justify" draw:textarea-vertical-align="middle" draw:auto-grow-height="false" fo:min-height="0.22cm" fo:min-width="1.47cm" fo:padding-top="0.14cm" fo:padding-bottom="0.14cm" fo:padding-left="0.265cm" fo:padding-right="0.265cm"/>
      <style:paragraph-properties style:writing-mode="lr-tb"/>
    </style:style>
    <style:style style:name="gr26" style:family="graphic" style:parent-style-name="standard">
      <style:graphic-properties svg:stroke-width="0.03cm" svg:stroke-color="#000000" draw:marker-start-width="0.245cm" draw:marker-end-width="0.245cm" draw:fill="gradient" draw:fill-color="#bbe33d" draw:fill-gradient-name="Gradient_20_3" draw:gradient-step-count="64" draw:textarea-horizontal-align="justify" draw:textarea-vertical-align="middle" draw:auto-grow-height="false" fo:min-height="0.22cm" fo:min-width="1.47cm" fo:padding-top="0.14cm" fo:padding-bottom="0.14cm" fo:padding-left="0.265cm" fo:padding-right="0.26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fo:padding-top="0cm" fo:padding-bottom="0cm" fo:padding-left="0cm" fo:padding-right="0cm"/>
      <style:paragraph-properties style:writing-mode="lr-tb"/>
    </style:style>
    <style:style style:name="gr29" style:family="graphic" style:parent-style-name="Arrow_20_Line" style:list-style-name="L1">
      <style:graphic-properties draw:textarea-vertical-align="middle" draw:line-distance="0.964cm" draw:placing="above"/>
      <style:paragraph-properties style:writing-mode="lr-tb"/>
    </style:style>
    <style:style style:name="gr30" style:family="graphic" style:parent-style-name="standard">
      <style:graphic-properties svg:stroke-width="0.03cm" svg:stroke-color="#000000" draw:marker-start-width="0.245cm" draw:marker-end-width="0.245cm" draw:fill="solid" draw:fill-color="#ffff00" draw:textarea-horizontal-align="justify" draw:textarea-vertical-align="middle" draw:auto-grow-height="false" fo:min-height="0.22cm" fo:min-width="1.27cm" fo:padding-top="0.14cm" fo:padding-bottom="0.14cm" fo:padding-left="0.265cm" fo:padding-right="0.26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4.75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width="0.03cm" svg:stroke-color="#000000" draw:marker-start-width="0.245cm" draw:marker-end-width="0.245cm" draw:fill="solid" draw:fill-color="#ffff00" draw:textarea-horizontal-align="justify" draw:textarea-vertical-align="middle" draw:auto-grow-height="false" fo:min-height="0.22cm" fo:min-width="13.42cm" fo:padding-top="0.14cm" fo:padding-bottom="0.14cm" fo:padding-left="0.265cm" fo:padding-right="0.26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6.6cm" fo:padding-top="0cm" fo:padding-bottom="0cm" fo:padding-left="0cm" fo:padding-right="0cm"/>
      <style:paragraph-properties style:writing-mode="lr-tb"/>
    </style:style>
    <style:style style:name="gr34" style:family="graphic" style:parent-style-name="Arrow_20_Line" style:list-style-name="L1">
      <style:graphic-properties draw:textarea-vertical-align="middle" draw:line-distance="0.6cm" draw:placing="below"/>
      <style:paragraph-properties style:writing-mode="lr-tb"/>
    </style:style>
    <style:style style:name="gr35" style:family="graphic" style:parent-style-name="Arrow_20_Line" style:list-style-name="L1">
      <style:graphic-properties draw:textarea-vertical-align="middle" draw:line-distance="0.6cm" draw:placing="below"/>
      <style:paragraph-properties style:writing-mode="lr-tb"/>
    </style:style>
    <style:style style:name="gr36" style:family="graphic" style:parent-style-name="Arrow_20_Line" style:list-style-name="L1">
      <style:graphic-properties draw:textarea-vertical-align="middle" draw:line-distance="0.6cm" draw:placing="below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Arial" fo:font-size="10pt" style:font-size-asian="10pt" style:font-size-complex="10pt"/>
    </style:style>
    <style:style style:name="P6" style:family="paragraph">
      <loext:graphic-properties draw:fill="solid" draw:fill-color="#bbe33d"/>
      <style:paragraph-properties fo:text-align="center" style:writing-mode="lr-tb"/>
      <style:text-properties style:font-name="Arial" fo:font-size="10pt" style:font-size-asian="10pt" style:font-size-complex="10pt"/>
    </style:style>
    <style:style style:name="P7" style:family="paragraph">
      <loext:graphic-properties draw:fill="solid" draw:fill-color="#ff6d6d"/>
      <style:paragraph-properties fo:text-align="center" style:writing-mode="lr-tb"/>
      <style:text-properties style:font-name="Arial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bbe33d" draw:fill-gradient-name="Gradient_20_2" draw:gradient-step-count="64"/>
      <style:paragraph-properties fo:text-align="center" style:writing-mode="lr-tb"/>
      <style:text-properties style:font-name="Arial" fo:font-size="10pt" style:font-size-asian="10pt" style:font-size-complex="10pt"/>
    </style:style>
    <style:style style:name="P11" style:family="paragraph">
      <loext:graphic-properties draw:fill="gradient" draw:fill-color="#bbe33d" draw:fill-gradient-name="Gradient_20_3" draw:gradient-step-count="64"/>
      <style:paragraph-properties fo:text-align="center" style:writing-mode="lr-tb"/>
      <style:text-properties style:font-name="Arial" fo:font-size="10pt" style:font-size-asian="10pt" style:font-size-complex="10pt"/>
    </style:style>
    <style:style style:name="P12" style:family="paragraph">
      <loext:graphic-properties draw:fill="solid" draw:fill-color="#ffff00"/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0.5cm" svg:x="5.9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5cm" svg:x="9.9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5cm" svg:x="13.9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5cm" svg:x="17.9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5cm" svg:x="21.9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cm" svg:height="0.395cm" svg:x="2.08cm" svg:y="1.3cm">
          <draw:text-box>
            <text:p><text:span text:style-name="T1">worker push</text:span></text:p>
          </draw:text-box>
        </draw:frame>
        <draw:line draw:style-name="gr3" draw:text-style-name="P4" draw:layer="layout" svg:x1="5.943cm" svg:y1="2.45cm" svg:x2="9.893cm" svg:y2="2.45cm">
          <text:p text:style-name="P3"><text:span text:style-name="T1">select</text:span></text:p>
          <text:p text:style-name="P3"/>
        </draw:line>
        <draw:line draw:style-name="gr3" draw:text-style-name="P4" draw:layer="layout" svg:x1="9.943cm" svg:y1="2.45cm" svg:x2="13.893cm" svg:y2="2.45cm">
          <text:p text:style-name="P3"><text:span text:style-name="T1">select</text:span></text:p>
          <text:p text:style-name="P3"/>
        </draw:line>
        <draw:line draw:style-name="gr3" draw:text-style-name="P4" draw:layer="layout" svg:x1="13.943cm" svg:y1="2.45cm" svg:x2="17.893cm" svg:y2="2.45cm">
          <text:p text:style-name="P3"><text:span text:style-name="T1">select</text:span></text:p>
          <text:p text:style-name="P3"/>
        </draw:line>
        <draw:line draw:style-name="gr3" draw:text-style-name="P4" draw:layer="layout" svg:x1="17.943cm" svg:y1="2.45cm" svg:x2="21.893cm" svg:y2="2.45cm">
          <text:p text:style-name="P3"><text:span text:style-name="T1">select</text:span></text:p>
          <text:p text:style-name="P3"/>
        </draw:line>
        <draw:line draw:style-name="gr3" draw:text-style-name="P4" draw:layer="layout" svg:x1="21.943cm" svg:y1="2.45cm" svg:x2="25.893cm" svg:y2="2.45cm">
          <text:p text:style-name="P3"><text:span text:style-name="T1">select</text:span></text:p>
          <text:p text:style-name="P3"/>
        </draw:line>
        <draw:custom-shape draw:style-name="gr4" draw:text-style-name="P1" draw:layer="layout" svg:width="4cm" svg:height="0.5cm" svg:x="5.95cm" svg:y="8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4.95cm" svg:y="8.9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svg:x="9.45cm" svg:y="8.9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g>
          <draw:line draw:style-name="gr7" draw:text-style-name="P8" draw:layer="layout" svg:x1="5.95cm" svg:y1="2.7cm" svg:x2="5.95cm" svg:y2="15.9cm">
            <text:p/>
          </draw:line>
          <draw:line draw:style-name="gr7" draw:text-style-name="P8" draw:layer="layout" svg:x1="9.95cm" svg:y1="2.7cm" svg:x2="9.95cm" svg:y2="15.9cm">
            <text:p/>
          </draw:line>
          <draw:line draw:style-name="gr7" draw:text-style-name="P8" draw:layer="layout" svg:x1="13.95cm" svg:y1="2.7cm" svg:x2="13.95cm" svg:y2="15.9cm">
            <text:p/>
          </draw:line>
          <draw:line draw:style-name="gr7" draw:text-style-name="P8" draw:layer="layout" svg:x1="17.95cm" svg:y1="2.7cm" svg:x2="17.95cm" svg:y2="15.9cm">
            <text:p/>
          </draw:line>
          <draw:line draw:style-name="gr7" draw:text-style-name="P8" draw:layer="layout" svg:x1="21.95cm" svg:y1="2.7cm" svg:x2="21.95cm" svg:y2="15.9cm">
            <text:p/>
          </draw:line>
          <draw:line draw:style-name="gr7" draw:text-style-name="P8" draw:layer="layout" svg:x1="25.95cm" svg:y1="2.7cm" svg:x2="25.95cm" svg:y2="15.9cm">
            <text:p/>
          </draw:line>
        </draw:g>
        <draw:custom-shape draw:style-name="gr6" draw:text-style-name="P7" draw:layer="layout" svg:width="0.5cm" svg:height="0.5cm" svg:x="5.45cm" svg:y="8.9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8.95cm" svg:y="8.9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measure draw:style-name="gr8" draw:text-style-name="P9" draw:layer="layout" svg:x1="8.95cm" svg:y1="10.2cm" svg:x2="9.95cm" svg:y2="10.2cm">
          <text:p text:style-name="P9"><text:span text:style-name="T2">behalten vom</text:span></text:p>
          <text:p text:style-name="P9"><text:span text:style-name="T2">letzten L+R</text:span></text:p>
        </draw:measure>
        <draw:custom-shape draw:style-name="gr4" draw:text-style-name="P1" draw:layer="layout" svg:width="4cm" svg:height="0.5cm" svg:x="9.95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8.95cm" svg:y="10.4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svg:x="13.45cm" svg:y="10.4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svg:x="9.45cm" svg:y="10.4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2.95cm" svg:y="10.4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measure draw:style-name="gr9" draw:text-style-name="P9" draw:layer="layout" svg:x1="9.45cm" svg:y1="10.888cm" svg:x2="13.45cm" svg:y2="10.888cm">
          <text:p text:style-name="P9"><text:span text:style-name="T2">push</text:span></text:p>
        </draw:measure>
        <draw:custom-shape draw:style-name="gr4" draw:text-style-name="P1" draw:layer="layout" svg:width="4cm" svg:height="0.5cm" svg:x="13.95cm" svg:y="1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2.95cm" svg:y="11.9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svg:x="17.45cm" svg:y="11.9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svg:x="13.45cm" svg:y="11.9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6.95cm" svg:y="11.9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measure draw:style-name="gr10" draw:text-style-name="P9" draw:layer="layout" svg:x1="13.45cm" svg:y1="12.388cm" svg:x2="17.45cm" svg:y2="12.388cm">
          <text:p text:style-name="P9"><text:span text:style-name="T2">push</text:span></text:p>
        </draw:measure>
        <draw:custom-shape draw:style-name="gr4" draw:text-style-name="P1" draw:layer="layout" svg:width="4cm" svg:height="0.5cm" svg:x="17.95cm" svg:y="1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6.95cm" svg:y="13.4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svg:x="21.45cm" svg:y="13.4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svg:x="17.45cm" svg:y="13.4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20.95cm" svg:y="13.4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measure draw:style-name="gr11" draw:text-style-name="P9" draw:layer="layout" svg:x1="17.45cm" svg:y1="13.888cm" svg:x2="21.45cm" svg:y2="13.888cm">
          <text:p text:style-name="P9"><text:span text:style-name="T2">push</text:span></text:p>
        </draw:measure>
        <draw:custom-shape draw:style-name="gr4" draw:text-style-name="P1" draw:layer="layout" svg:width="4cm" svg:height="0.5cm" svg:x="21.95cm" svg:y="1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20.95cm" svg:y="14.9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svg:x="25.45cm" svg:y="14.9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svg:x="21.45cm" svg:y="14.9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24.95cm" svg:y="14.9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measure draw:style-name="gr12" draw:text-style-name="P9" draw:layer="layout" svg:x1="21.45cm" svg:y1="15.388cm" svg:x2="25.45cm" svg:y2="15.388cm">
          <text:p text:style-name="P9"><text:span text:style-name="T2">push</text:span></text:p>
        </draw:measure>
        <draw:frame draw:style-name="gr13" draw:text-style-name="P2" draw:layer="layout" svg:width="1.153cm" svg:height="0.395cm" svg:x="1.1cm" svg:y="9.1cm">
          <draw:text-box>
            <text:p><text:span text:style-name="T1">stage 0</text:span></text:p>
          </draw:text-box>
        </draw:frame>
        <draw:measure draw:style-name="gr14" draw:text-style-name="P9" draw:layer="layout" svg:x1="5.45cm" svg:y1="9.476cm" svg:x2="9.45cm" svg:y2="9.476cm">
          <text:p text:style-name="P9"><text:span text:style-name="T2">push</text:span></text:p>
        </draw:measure>
        <draw:measure draw:style-name="gr15" draw:text-style-name="P9" draw:layer="layout" svg:x1="9.95cm" svg:y1="10.45cm" svg:x2="13.95cm" svg:y2="10.45cm">
          <text:p text:style-name="P9"><text:span text:style-name="T2">ansetzen neue</text:span></text:p>
          <text:p text:style-name="P9"><text:span text:style-name="T2">mit Länge select</text:span></text:p>
        </draw:measure>
        <draw:custom-shape draw:style-name="gr4" draw:text-style-name="P1" draw:layer="layout" svg:width="4cm" svg:height="0.5cm" svg:x="5.458cm" svg:y="14.8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cm" svg:height="0.5cm" svg:x="3.458cm" svg:y="14.881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cm" svg:height="0.5cm" svg:x="8.958cm" svg:y="14.881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cm" svg:height="0.5cm" svg:x="4.458cm" svg:y="14.881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cm" svg:height="0.5cm" svg:x="7.958cm" svg:y="14.881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153cm" svg:height="0.395cm" svg:x="1.097cm" svg:y="13.355cm">
          <draw:text-box>
            <text:p><text:span text:style-name="T1">stage 1</text:span></text:p>
          </draw:text-box>
        </draw:frame>
        <draw:frame draw:style-name="gr18" draw:text-style-name="P2" draw:layer="layout" svg:width="0.662cm" svg:height="0.395cm" svg:x="26.48cm" svg:y="2.1cm">
          <draw:text-box>
            <text:p><text:span text:style-name="T1">time</text:span></text:p>
          </draw:text-box>
        </draw:frame>
        <draw:line draw:style-name="gr19" draw:text-style-name="P8" draw:layer="layout" svg:x1="26.55cm" svg:y1="2.85cm" svg:x2="28.3cm" svg:y2="2.85cm">
          <text:p/>
        </draw:line>
        <draw:frame draw:style-name="gr20" draw:text-style-name="P2" draw:layer="layout" svg:width="0.688cm" svg:height="0.395cm" svg:x="5.562cm" svg:y="1.305cm">
          <draw:text-box>
            <text:p><text:span text:style-name="T1">start</text:span></text:p>
          </draw:text-box>
        </draw:frame>
        <draw:g>
          <draw:custom-shape draw:style-name="gr21" draw:text-style-name="P10" draw:layer="layout" svg:width="1cm" svg:height="0.5cm" svg:x="4.95cm" svg:y="7.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0.9cm" svg:height="0.5cm" svg:x="5.95cm" svg:y="5.7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3" draw:text-style-name="P8" draw:layer="layout" svg:x1="6.45cm" svg:y1="6.3cm" svg:x2="5.45cm" svg:y2="7.2cm">
            <text:p/>
          </draw:line>
          <draw:line draw:style-name="gr23" draw:text-style-name="P8" draw:layer="layout" svg:x1="5.95cm" svg:y1="6cm" svg:x2="6.85cm" svg:y2="6cm">
            <text:p/>
          </draw:line>
          <draw:line draw:style-name="gr23" draw:text-style-name="P8" draw:layer="layout" svg:x1="5.889cm" svg:y1="7.561cm" svg:x2="4.989cm" svg:y2="7.561cm">
            <text:p/>
          </draw:line>
          <draw:frame draw:style-name="gr24" draw:text-style-name="P2" draw:layer="layout" svg:width="2.232cm" svg:height="0.789cm" svg:x="3.2cm" svg:y="6.311cm">
            <draw:text-box>
              <text:p><text:span text:style-name="T1">first time:</text:span></text:p>
              <text:p><text:span text:style-name="T1">fake_left_right</text:span></text:p>
            </draw:text-box>
          </draw:frame>
        </draw:g>
        <draw:g>
          <draw:custom-shape draw:style-name="gr25" draw:text-style-name="P10" draw:layer="layout" svg:width="2cm" svg:height="0.5cm" svg:x="3.463cm" svg:y="14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2cm" svg:height="0.5cm" svg:x="5.463cm" svg:y="12.5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3" draw:text-style-name="P8" draw:layer="layout" svg:x1="5.963cm" svg:y1="13.1cm" svg:x2="4.963cm" svg:y2="14cm">
            <text:p/>
          </draw:line>
          <draw:line draw:style-name="gr23" draw:text-style-name="P8" draw:layer="layout" svg:x1="5.463cm" svg:y1="12.8cm" svg:x2="7.348cm" svg:y2="12.8cm">
            <text:p/>
          </draw:line>
          <draw:line draw:style-name="gr23" draw:text-style-name="P8" draw:layer="layout" svg:x1="5.341cm" svg:y1="14.361cm" svg:x2="3.541cm" svg:y2="14.361cm">
            <text:p/>
          </draw:line>
          <draw:frame draw:style-name="gr24" draw:text-style-name="P2" draw:layer="layout" svg:width="2.232cm" svg:height="0.789cm" svg:x="2.713cm" svg:y="13.111cm">
            <draw:text-box>
              <text:p><text:span text:style-name="T1">first time:</text:span></text:p>
              <text:p><text:span text:style-name="T1">fake_left_right</text:span></text:p>
            </draw:text-box>
          </draw:frame>
        </draw:g>
        <draw:frame draw:style-name="gr27" draw:text-style-name="P2" draw:layer="layout" svg:width="0.294cm" svg:height="0.395cm" svg:x="7.166cm" svg:y="8.955cm">
          <draw:text-box>
            <text:p><text:span text:style-name="T1">dt</text:span></text:p>
          </draw:text-box>
        </draw:frame>
        <draw:frame draw:style-name="gr28" draw:text-style-name="P2" draw:layer="layout" svg:width="0.694cm" svg:height="0.395cm" svg:x="6.469cm" svg:y="14.954cm">
          <draw:text-box>
            <text:p><text:span text:style-name="T1">2dt</text:span></text:p>
          </draw:text-box>
        </draw:frame>
        <draw:measure draw:style-name="gr29" draw:text-style-name="P9" draw:layer="layout" svg:x1="4.95cm" svg:y1="9.564cm" svg:x2="9.95cm" svg:y2="9.564cm">
          <text:p text:style-name="P9"><text:span text:style-name="T2">input for decimation</text:span></text:p>
        </draw:measure>
        <draw:frame draw:style-name="gr27" draw:text-style-name="P2" draw:layer="layout" svg:width="0.294cm" svg:height="0.395cm" svg:x="7.665cm" svg:y="3.056cm">
          <draw:text-box>
            <text:p><text:span text:style-name="T1">dt</text:span></text:p>
          </draw:text-box>
        </draw:frame>
        <draw:frame draw:style-name="gr13" draw:text-style-name="P2" draw:layer="layout" svg:width="1.695cm" svg:height="0.395cm" svg:x="0.997cm" svg:y="5.6cm">
          <draw:text-box>
            <text:p><text:span text:style-name="T1">decimation</text:span></text:p>
          </draw:text-box>
        </draw:frame>
        <draw:frame draw:style-name="gr13" draw:text-style-name="P2" draw:layer="layout" svg:width="1.695cm" svg:height="0.395cm" svg:x="0.998cm" svg:y="5.601cm">
          <draw:text-box>
            <text:p><text:span text:style-name="T1">decimation</text:span></text:p>
          </draw:text-box>
        </draw:frame>
        <draw:frame draw:style-name="gr13" draw:text-style-name="P2" draw:layer="layout" svg:width="2.834cm" svg:height="0.395cm" svg:x="0.997cm" svg:y="4cm">
          <draw:text-box>
            <text:p><text:span text:style-name="T1">density <text:s/>fast stage</text:span></text:p>
          </draw:text-box>
        </draw:frame>
        <draw:custom-shape draw:style-name="gr30" draw:text-style-name="P12" draw:layer="layout" svg:width="1.8cm" svg:height="0.5cm" svg:x="5.95cm" svg:y="3.95cm">
          <text:p text:style-name="P3"><text:span text:style-name="T1">2**12</text:span></text:p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4.753cm" svg:height="0.499cm" svg:x="0.997cm" svg:y="4.701cm">
          <draw:text-box>
            <text:p><text:span text:style-name="T1">density <text:s/>slow stage, overlap</text:span></text:p>
          </draw:text-box>
        </draw:frame>
        <draw:custom-shape draw:style-name="gr32" draw:text-style-name="P12" draw:layer="layout" svg:width="13.95cm" svg:height="0.5cm" svg:x="5.95cm" svg:y="4.65cm">
          <text:p text:style-name="P3"><text:span text:style-name="T1">2**12</text:span></text:p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6.6cm" svg:height="0.45cm" svg:x="8.3cm" svg:y="1.25cm">
          <draw:text-box>
            <text:p><text:span text:style-name="T1">pushcalculator(dt_s), uniform pieces</text:span></text:p>
          </draw:text-box>
        </draw:frame>
        <draw:custom-shape draw:style-name="gr30" draw:text-style-name="P12" draw:layer="layout" svg:width="1.8cm" svg:height="0.5cm" svg:x="9.95cm" svg:y="3.95cm">
          <text:p text:style-name="P3"><text:span text:style-name="T1">2**12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8cm" svg:height="0.5cm" svg:x="13.95cm" svg:y="3.95cm">
          <text:p text:style-name="P3"><text:span text:style-name="T1">2**12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8cm" svg:height="0.5cm" svg:x="17.95cm" svg:y="3.95cm">
          <text:p text:style-name="P3"><text:span text:style-name="T1">2**12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8cm" svg:height="0.5cm" svg:x="21.95cm" svg:y="3.95cm">
          <text:p text:style-name="P3"><text:span text:style-name="T1">2**12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3.95cm" svg:height="0.5cm" svg:x="9.95cm" svg:y="4.95cm">
          <text:p text:style-name="P3"><text:span text:style-name="T1">2**12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3.95cm" svg:height="0.5cm" svg:x="13.95cm" svg:y="5.25cm">
          <text:p text:style-name="P3"><text:span text:style-name="T1">2**12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3.95cm" svg:height="0.5cm" svg:x="17.95cm" svg:y="5.55cm">
          <text:p text:style-name="P3"><text:span text:style-name="T1">2**12</text:span>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937cm" svg:height="1.183cm" svg:x="-1.6cm" svg:y="12.6cm">
          <draw:text-box>
            <text:p><text:span text:style-name="T1">density:</text:span></text:p>
            <text:p><text:span text:style-name="T1">fake remove</text:span></text:p>
            <text:p><text:span text:style-name="T1">50</text:span></text:p>
          </draw:text-box>
        </draw:frame>
        <draw:frame draw:style-name="gr13" draw:text-style-name="P2" draw:layer="layout" svg:width="1.937cm" svg:height="1.183cm" svg:x="-1.599cm" svg:y="8.55cm">
          <draw:text-box>
            <text:p><text:span text:style-name="T1">density:</text:span></text:p>
            <text:p><text:span text:style-name="T1">fake remove</text:span></text:p>
            <text:p><text:span text:style-name="T1">0</text:span></text:p>
          </draw:text-box>
        </draw:frame>
        <draw:measure draw:style-name="gr34" draw:text-style-name="P9" draw:layer="layout" svg:x1="4.45cm" svg:y1="15.462cm" svg:x2="8.95cm" svg:y2="15.462cm">
          <text:p text:style-name="P9"><text:span text:style-name="T2">push</text:span></text:p>
        </draw:measure>
        <draw:custom-shape draw:style-name="gr4" draw:text-style-name="P1" draw:layer="layout" svg:width="4cm" svg:height="0.5cm" svg:x="9.939cm" svg:y="16.6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cm" svg:height="0.5cm" svg:x="7.939cm" svg:y="16.661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cm" svg:height="0.5cm" svg:x="13.439cm" svg:y="16.661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cm" svg:height="0.5cm" svg:x="8.939cm" svg:y="16.661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cm" svg:height="0.5cm" svg:x="12.439cm" svg:y="16.661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0.694cm" svg:height="0.395cm" svg:x="10.95cm" svg:y="16.734cm">
          <draw:text-box>
            <text:p><text:span text:style-name="T1">2dt</text:span></text:p>
          </draw:text-box>
        </draw:frame>
        <draw:measure draw:style-name="gr35" draw:text-style-name="P9" draw:layer="layout" svg:x1="8.931cm" svg:y1="17.242cm" svg:x2="13.431cm" svg:y2="17.242cm">
          <text:p text:style-name="P9"><text:span text:style-name="T2">push</text:span></text:p>
        </draw:measure>
        <draw:custom-shape draw:style-name="gr4" draw:text-style-name="P1" draw:layer="layout" svg:width="4cm" svg:height="0.5cm" svg:x="14.463cm" svg:y="18.3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cm" svg:height="0.5cm" svg:x="12.463cm" svg:y="18.341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cm" svg:height="0.5cm" svg:x="17.963cm" svg:y="18.341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cm" svg:height="0.5cm" svg:x="13.463cm" svg:y="18.341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cm" svg:height="0.5cm" svg:x="16.963cm" svg:y="18.341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0.694cm" svg:height="0.395cm" svg:x="15.474cm" svg:y="18.414cm">
          <draw:text-box>
            <text:p><text:span text:style-name="T1">2dt</text:span></text:p>
          </draw:text-box>
        </draw:frame>
        <draw:measure draw:style-name="gr36" draw:text-style-name="P9" draw:layer="layout" svg:x1="13.455cm" svg:y1="18.922cm" svg:x2="17.955cm" svg:y2="18.922cm">
          <text:p text:style-name="P9"><text:span text:style-name="T2">push</text:span></text:p>
        </draw:measur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d4ea6b" draw:end-color="#ff3838" draw:start-intensity="100%" draw:end-intensity="100%" draw:angle="90deg" draw:border="0%"/>
    <draw:gradient draw:name="Gradient_20_3" draw:display-name="Gradient 3" draw:style="linear" draw:start-color="#d4ea6b" draw:end-color="#ff3838" draw:start-intensity="100%" draw:end-intensity="100%" draw:angle="27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5.2$Windows_X86_64 LibreOffice_project/64390860c6cd0aca4beafafcfd84613dd9dfb63a</meta:generator>
    <dc:date>2021-05-16T11:13:55.147000000</dc:date>
    <meta:editing-duration>PT1H52S</meta:editing-duration>
    <meta:editing-cycles>10</meta:editing-cycles>
    <meta:document-statistic meta:object-count="109"/>
  </office:meta>
</office:document-meta>
</file>